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4e7" officeooo:paragraph-rsid="000fd4e7"/>
    </style:style>
    <style:style style:name="P2" style:family="paragraph" style:parent-style-name="Standard">
      <style:paragraph-properties fo:text-align="justify" style:justify-single-word="false"/>
      <style:text-properties officeooo:rsid="000fd4e7" officeooo:paragraph-rsid="000fd4e7"/>
    </style:style>
    <style:style style:name="P3" style:family="paragraph" style:parent-style-name="Standard">
      <style:text-properties officeooo:rsid="001164e9" officeooo:paragraph-rsid="001164e9"/>
    </style:style>
    <style:style style:name="P4" style:family="paragraph" style:parent-style-name="Standard">
      <style:paragraph-properties fo:text-align="justify" style:justify-single-word="false"/>
      <style:text-properties officeooo:rsid="001164e9" officeooo:paragraph-rsid="001164e9"/>
    </style:style>
    <style:style style:name="T1" style:family="text">
      <style:text-properties officeooo:rsid="00116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laración de la directora general de la [UNESCO] sobre la diversidad lingüísticas en Internet</text:p>
      <text:p text:style-name="P1">07 de Junio de 2013</text:p>
      <text:p text:style-name="P1"/>
      <text:p text:style-name="P2">La agencia para la educación, las ciencias, cultura, comunicación e información de las Naciones Unidas, UNESCO desde hace un tiempo y <text:span text:style-name="T1">de manera</text:span> activamente <text:span text:style-name="T1">ha</text:span> promocionado la diversidad cultural y <text:span text:style-name="T1">lingüística</text:span> como fundamentos para el desarrollo sustentable y la paz <text:span text:style-name="T1">duradera</text:span>. </text:p>
      <text:p text:style-name="P1"/>
      <text:p text:style-name="P4">Yo creo que hay que aprovechar la revolución tecnológica que ha ocurrido en las ultimas dos décadas, encarnada en el crecimiento exponencial de Internet, para avanzar en el uso de diferentes idiomas y asegurar el acceso a diferentes culturas y a la experiencia de las diversas culturas.</text:p>
      <text:p text:style-name="P3"/>
      <text:p text:style-name="P4">Es por esto que doy celebro el trabajo sobre la codificación de los caracteres representativos de muchos alfabetos del mundo en cadenas de caracteres ASCII hecho por la comunidad técnica, con esto será posible el uso de caracteres no latinos en Internet y la introducción de los nombres de dominio internacionalizados (IDN). Estos son pasos claves para la divers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5-06T13:00:32.879591938</meta:creation-date>
    <dc:date>2014-05-06T13:52:02.950996716</dc:date>
    <dc:creator>Guillermo Lengemann</dc:creator>
    <meta:editing-duration>PT36M17S</meta:editing-duration>
    <meta:editing-cycles>1</meta:editing-cycles>
    <meta:document-statistic meta:table-count="0" meta:image-count="0" meta:object-count="0" meta:page-count="1" meta:paragraph-count="5" meta:word-count="166" meta:character-count="1043" meta:non-whitespace-character-count="881"/>
    <meta:generator>LibreOffice/4.1.0.4$Linux_X86_64 LibreOffice_project/410m0$Build-4</meta:generator>
  </office:meta>
</office:document-meta>
</file>